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1866in" fo:margin-right="0in" fo:text-indent="-0.1866in" style:auto-text-indent="false" style:page-number="auto" fo:background-color="transparent">
        <style:tab-stops>
          <style:tab-stop style:position="-0.0173in"/>
          <style:tab-stop style:position="0.061in"/>
        </style:tab-stops>
      </style:paragraph-properties>
    </style:style>
    <style:style style:name="T1" style:family="text">
      <style:text-properties officeooo:rsid="00011d9e"/>
    </style:style>
    <style:style style:name="T2" style:family="text">
      <style:text-properties fo:font-weight="bold" officeooo:rsid="00011d9e"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1. </text:span>STATICALLY TYPED PROGRAMMING LANGUAGES: </text:p>
      <text:p text:style-name="Standard"><text:span text:style-name="T1"><text:tab/>I</text:span>n statically typed programming languages, the programmer must explicitly define the data type of each variable, and the compiler checks the compatibility of these variables with their declared types. This helps catch type-related errors at the compile-time.</text:p>
      <text:p text:style-name="Standard"><text:tab/></text:p>
      <text:p text:style-name="Standard">DYNAMICALLY TYPED PROGRAMMING LANGUAGES: </text:p>
      <text:p text:style-name="Standard"><text:tab/>A dynamically typed programming language is a type of programming language in which variable types are determined at runtime, rather than being explicitly defined during the code compilation or declaration phase. In dynamically typed languages, the type of a variable can change during the execution of the program.</text:p>
      <text:p text:style-name="Standard"><text:tab/></text:p>
      <text:p text:style-name="Standard">STRONGLY TYPED LANGUAGES: </text:p>
      <text:p text:style-name="Standard"><text:tab/>A strongly typed programming language is a type of programming language in which the data type of a variable is explicitly defined and strictly enforced. In such languages, once a variable is declared with a specific data type, it cannot be implicitly or automatically converted to another type without explicit type casting.</text:p>
      <text:p text:style-name="Standard"><text:tab/></text:p>
      <text:p text:style-name="Standard">LOOSELY TYPED LANGUAGE: </text:p>
      <text:p text:style-name="Standard"><text:tab/>A loosely typed programming language is a type of programming language where variables are not explicitly bound to a specific data type during their declaration. In other words, in a loosely typed language, the data type of a variable can change dynamically at runtime based on the value assigned to it.</text:p>
      <text:p text:style-name="Standard"><text:tab/></text:p>
      <text:p text:style-name="Standard">Java is a statically typed, dynamically typed and strongly typed programming langu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8:07:54.926735672</meta:creation-date>
    <meta:generator>LibreOffice/7.3.7.2$Linux_X86_64 LibreOffice_project/30$Build-2</meta:generator>
    <dc:date>2023-08-01T08:10:41.610864375</dc:date>
    <meta:editing-duration>PT1M42S</meta:editing-duration>
    <meta:editing-cycles>1</meta:editing-cycles>
    <meta:document-statistic meta:table-count="0" meta:image-count="0" meta:object-count="0" meta:page-count="1" meta:paragraph-count="13" meta:word-count="215" meta:character-count="1430" meta:non-whitespace-character-count="1212"/>
  </office:meta>
</office:document-meta>
</file>